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rocodoc-5Sfq6w-inv-f8" svg:font-family="crocodoc-5Sfq6w-inv-f8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aaae" officeooo:paragraph-rsid="001daaae"/>
    </style:style>
    <style:style style:name="P2" style:family="paragraph" style:parent-style-name="Standard">
      <style:text-properties officeooo:rsid="001daaae" officeooo:paragraph-rsid="001dad98"/>
    </style:style>
    <style:style style:name="P3" style:family="paragraph" style:parent-style-name="Standard">
      <style:text-properties officeooo:rsid="001daaae" officeooo:paragraph-rsid="0020e91a"/>
    </style:style>
    <style:style style:name="P4" style:family="paragraph" style:parent-style-name="Standard">
      <style:text-properties officeooo:rsid="001daaae" officeooo:paragraph-rsid="002389f3"/>
    </style:style>
    <style:style style:name="P5" style:family="paragraph" style:parent-style-name="Standard">
      <style:text-properties officeooo:rsid="001daaae" officeooo:paragraph-rsid="0023c502"/>
    </style:style>
    <style:style style:name="P6" style:family="paragraph" style:parent-style-name="Standard">
      <style:text-properties officeooo:rsid="001daaae" officeooo:paragraph-rsid="0024338a"/>
    </style:style>
    <style:style style:name="P7" style:family="paragraph" style:parent-style-name="Standard">
      <style:text-properties fo:font-variant="normal" fo:text-transform="none" fo:color="#000000" style:font-name="crocodoc-5Sfq6w-inv-f8" fo:font-size="9pt" fo:letter-spacing="normal" fo:font-style="normal" fo:font-weight="normal" officeooo:rsid="0005264d" officeooo:paragraph-rsid="001daaae"/>
    </style:style>
    <style:style style:name="P8" style:family="paragraph" style:parent-style-name="Standard">
      <style:text-properties officeooo:rsid="0024338a" officeooo:paragraph-rsid="0024338a"/>
    </style:style>
    <style:style style:name="P9" style:family="paragraph" style:parent-style-name="Standard">
      <style:paragraph-properties fo:break-before="page"/>
      <style:text-properties officeooo:rsid="001daaae" officeooo:paragraph-rsid="001daaae"/>
    </style:style>
    <style:style style:name="T1" style:family="text">
      <style:text-properties fo:font-variant="normal" fo:text-transform="none" fo:color="#000000" style:font-name="crocodoc-5Sfq6w-inv-f8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crocodoc-5Sfq6w-inv-f8" fo:font-size="9pt" fo:letter-spacing="normal" fo:font-style="normal" fo:font-weight="normal" officeooo:rsid="0005264d"/>
    </style:style>
    <style:style style:name="T3" style:family="text">
      <style:text-properties fo:font-variant="normal" fo:text-transform="none" fo:color="#000000" style:font-name="crocodoc-5Sfq6w-inv-f8" fo:font-size="9pt" fo:letter-spacing="normal" fo:font-style="normal" fo:font-weight="normal" officeooo:rsid="000c9814"/>
    </style:style>
    <style:style style:name="T4" style:family="text">
      <style:text-properties officeooo:rsid="000c9814"/>
    </style:style>
    <style:style style:name="T5" style:family="text">
      <style:text-properties officeooo:rsid="001dad98"/>
    </style:style>
    <style:style style:name="T6" style:family="text">
      <style:text-properties style:text-position="super 58%" officeooo:rsid="001dad98"/>
    </style:style>
    <style:style style:name="T7" style:family="text">
      <style:text-properties style:text-position="super 58%" officeooo:rsid="001fac80"/>
    </style:style>
    <style:style style:name="T8" style:family="text">
      <style:text-properties style:text-position="super 58%" officeooo:rsid="0024338a"/>
    </style:style>
    <style:style style:name="T9" style:family="text">
      <style:text-properties style:text-position="0% 100%"/>
    </style:style>
    <style:style style:name="T10" style:family="text">
      <style:text-properties officeooo:rsid="001fac80"/>
    </style:style>
    <style:style style:name="T11" style:family="text">
      <style:text-properties officeooo:rsid="0020e91a"/>
    </style:style>
    <style:style style:name="T12" style:family="text">
      <style:text-properties officeooo:rsid="0022151f"/>
    </style:style>
    <style:style style:name="T13" style:family="text">
      <style:text-properties officeooo:rsid="002389f3"/>
    </style:style>
    <style:style style:name="T14" style:family="text">
      <style:text-properties officeooo:rsid="0023c502"/>
    </style:style>
    <style:style style:name="T15" style:family="text">
      <style:text-properties officeooo:rsid="002433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.114 #1-3; 13, 25-35; </text:p>
      <text:p text:style-name="P1"/>
      <text:p text:style-name="P1">1) What is a deviation?</text:p>
      <text:p text:style-name="P1"><text:tab/>A deviation is the numerical magnitude of the separation from the mean</text:p>
      <text:p text:style-name="P1">3) A small business keeps track of the delivery times for a particular supplier. In this instance, which is better, less variability or more variability? Why?</text:p>
      <text:p text:style-name="P1"><text:tab/>Less variability, because delivery consistency is good</text:p>
      <text:p text:style-name="P1">13)<text:span text:style-name="T2"> </text:span><text:span text:style-name="T3">Range of 79,92,65,75,67,59,88</text:span></text:p>
      <text:p text:style-name="P7"><text:tab/><text:span text:style-name="T4">92-59 = 33</text:span></text:p>
      <text:p text:style-name="P1"/>
      <text:p text:style-name="P1">calculate population variance and sd for the following</text:p>
      <text:p text:style-name="P1">25) <text:span text:style-name="T3">79,92,65,75,67,59,88</text:span></text:p>
      <text:p text:style-name="P1"><text:span text:style-name="T3"><text:tab/></text:span><text:span text:style-name="T1">127.714, 11.301</text:span></text:p>
      <text:p text:style-name="P1">27) <text:span text:style-name="T3">1503, 1642,1298,1441,2000</text:span></text:p>
      <text:p text:style-name="P1"><text:span text:style-name="T3"><text:tab/></text:span><text:span text:style-name="T1">56993.36, 238.7328214</text:span></text:p>
      <text:p text:style-name="P1">29) 10,25,0,15,10</text:p>
      <text:p text:style-name="P1"><text:tab/>66, 8.124<text:tab/></text:p>
      <text:p text:style-name="P1"/>
      <text:p text:style-name="P1">calculate sample variance and sd </text:p>
      <text:p text:style-name="P1">31) 18,15,20,20,17</text:p>
      <text:p text:style-name="P1"><text:tab/>4.5, 2.121</text:p>
      <text:p text:style-name="P1">33) 75,65,90,80,85,75,100</text:p>
      <text:p text:style-name="P1"><text:tab/><text:span text:style-name="T10">130.952381, 11.443</text:span></text:p>
      <text:p text:style-name="P1">35) -5,-10,-15,-20</text:p>
      <text:p text:style-name="P1"><text:tab/>41.6666, 6.455</text:p>
      <text:p text:style-name="P1"><text:tab/></text:p>
      <text:p text:style-name="P1"/>
      <text:p text:style-name="P9">P.134 #1-39; </text:p>
      <text:p text:style-name="P1">1) <text:span text:style-name="T5">what does it mean when a z value is positive, <text:s/>neg, 0?</text:span></text:p>
      <text:p text:style-name="P1"><text:tab/><text:span text:style-name="T5">positive means its higher than the mean, neg means lower than mean, neg means at the middle</text:span></text:p>
      <text:p text:style-name="P1">3) <text:span text:style-name="T5">Explain what the 95</text:span><text:span text:style-name="T6">th</text:span><text:span text:style-name="T5"> percentile of a data set means?</text:span></text:p>
      <text:p text:style-name="P1"><text:tab/><text:span text:style-name="T5">The value is higher than 95% of the values in the set</text:span></text:p>
      <text:p text:style-name="P1">5) <text:span text:style-name="T5">Is it possible for the 1</text:span><text:span text:style-name="T6">st</text:span><text:span text:style-name="T5"> percentile of a data set to equal the 99</text:span><text:span text:style-name="T6">th</text:span><text:span text:style-name="T5"> percentile? Explain when this should happen</text:span></text:p>
      <text:p text:style-name="P1"><text:tab/><text:span text:style-name="T11">When the data set all have the same value. Ie 11111111111</text:span></text:p>
      <text:p text:style-name="P1">7) <text:span text:style-name="T5">True of false: the IQR is sensitive to the presence of outliers.</text:span></text:p>
      <text:p text:style-name="P1"><text:tab/><text:span text:style-name="T5">False, outliers affect only to range and mean</text:span></text:p>
      <text:p text:style-name="P1">9<text:span text:style-name="T5">) A scenario where the mean of a data set is larger than Q3</text:span></text:p>
      <text:p text:style-name="P1"><text:tab/><text:span text:style-name="T5">Yes it is possible, outliers. The example of housing prices</text:span></text:p>
      <text:p text:style-name="P1">11<text:span text:style-name="T5">) A scenario where IQR is negative</text:span></text:p>
      <text:p text:style-name="P1"><text:tab/><text:span text:style-name="T5">Impossible</text:span></text:p>
      <text:p text:style-name="P1">13<text:span text:style-name="T5">) Ben has bloodsugar level of 135. how many sd above mean?</text:span></text:p>
      <text:p text:style-name="P1"><text:tab/><text:span text:style-name="T5">3.5 sd above mean</text:span></text:p>
      <text:p text:style-name="P1">15<text:span text:style-name="T5">) David 85</text:span></text:p>
      <text:p text:style-name="P1"><text:tab/><text:span text:style-name="T5">a) z = 85-100/10 = -1.5; b) his blood sugar level is below average</text:span></text:p>
      <text:p text:style-name="P1">17<text:span text:style-name="T5">) z=-2 whats the blood sugar level</text:span></text:p>
      <text:p text:style-name="P1"><text:tab/>-<text:span text:style-name="T5">20 = x – 100; x=80</text:span></text:p>
      <text:p text:style-name="P2">19<text:span text:style-name="T5">) Juan class had 60 mean with 15 sd, Luis had 70 with sd of 5, both scored 75, who did better?</text:span></text:p>
      <text:p text:style-name="P2"><text:span text:style-name="T5"><text:tab/>Juan z=1, Luis z=1; both did same relative to class </text:span></text:p>
      <text:p text:style-name="P1">21<text:span text:style-name="T10">) Ben from ex 13) <text:s/>is outlier?</text:span></text:p>
      <text:p text:style-name="P1"><text:tab/><text:span text:style-name="T10">Yes 3.5 is an outlier</text:span></text:p>
      <text:p text:style-name="P1">23<text:span text:style-name="T10">) david from ex 15) an outlier?</text:span></text:p>
      <text:p text:style-name="P1"><text:tab/><text:span text:style-name="T10">No, -1.5 is not an outlier</text:span><text:tab/><text:tab/></text:p>
      <text:p text:style-name="P1"/>
      <text:p text:style-name="P1"><text:tab/><text:span text:style-name="T10">2,4,5,7,8,9,10,12,12,14,15,18</text:span></text:p>
      <text:p text:style-name="P1">25<text:span text:style-name="T10">) 75</text:span><text:span text:style-name="T7">th</text:span><text:span text:style-name="T10"> percentile is 14.5</text:span></text:p>
      <text:p text:style-name="P1">27<text:span text:style-name="T10">) 10</text:span><text:span text:style-name="T7">th</text:span><text:span text:style-name="T10"> is $5</text:span></text:p>
      <text:p text:style-name="P1">29<text:span text:style-name="T10">) 95</text:span><text:span text:style-name="T7">th</text:span><text:span text:style-name="T10"> is $20</text:span></text:p>
      <text:p text:style-name="P1">31<text:span text:style-name="T10">) $20 is 100%</text:span></text:p>
      <text:p text:style-name="P3">33<text:span text:style-name="T10">) $4 is 8% </text:span></text:p>
      <text:p text:style-name="P3">35<text:span text:style-name="T10">) $5 is 17% </text:span></text:p>
      <text:p text:style-name="P1">37<text:span text:style-name="T10">) 11is median</text:span></text:p>
      <text:p text:style-name="P1">39<text:span text:style-name="T10">) 14.5-7.5=7 = IQR</text:span></text:p>
      <text:p text:style-name="P1"/>
      <text:p text:style-name="P1"/>
      <text:p text:style-name="P9">P.144 #1-29; </text:p>
      <text:p text:style-name="P1">1) <text:span text:style-name="T12">True or False: the five number summary consists of the min, q1, mean, q3, max</text:span></text:p>
      <text:p text:style-name="P1"><text:tab/><text:span text:style-name="T12">false, its median, not mean</text:span></text:p>
      <text:p text:style-name="P1">3) <text:span text:style-name="T13">Explain how we can use a boxplot to recognize the following</text:span></text:p>
      <text:p text:style-name="P1"><text:tab/><text:span text:style-name="T13">a) Symmetric distr<text:tab/></text:span></text:p>
      <text:p text:style-name="P1"><text:tab/><text:tab/><text:span text:style-name="T13">if it looks symmetric</text:span></text:p>
      <text:p text:style-name="P1"><text:tab/><text:span text:style-name="T13">b) Right skewed</text:span></text:p>
      <text:p text:style-name="P1"><text:tab/><text:tab/><text:span text:style-name="T13">if the box is shifted left</text:span></text:p>
      <text:p text:style-name="P1"><text:span text:style-name="T13"><text:tab/>c) Left skewed</text:span></text:p>
      <text:p text:style-name="P1"><text:tab/><text:tab/><text:span text:style-name="T13">if the box is shifted right</text:span></text:p>
      <text:p text:style-name="P1">5) <text:span text:style-name="T13">Explain the IQR method for detecting outliers</text:span></text:p>
      <text:p text:style-name="P1"><text:tab/><text:span text:style-name="T13">if the value is outside of 1.5xIQR to either IQR boundary, it's an outlier</text:span></text:p>
      <text:p text:style-name="P1"/>
      <text:p text:style-name="P1"><text:tab/><text:span text:style-name="T13">64 64 65 66 68 68 70 70 71 78</text:span></text:p>
      <text:p text:style-name="P1">7) <text:span text:style-name="T13">quartiles</text:span></text:p>
      <text:p text:style-name="P1"><text:tab/><text:span text:style-name="T13">Q1 =65 Q2 = 68 Q3=70</text:span></text:p>
      <text:p text:style-name="P1">9<text:span text:style-name="T13">) 5 num summary</text:span></text:p>
      <text:p text:style-name="P4"><text:tab/><text:span text:style-name="T13">Q1 =65 Q2 = 68 Q3=70 min=64 max=78</text:span></text:p>
      <text:p text:style-name="P1">11<text:span text:style-name="T13">) is 78 an outlier</text:span></text:p>
      <text:p text:style-name="P1"><text:tab/><text:span text:style-name="T13">Q3=70 + 1.5x IQR=70+7.5=77.5, <text:s/>78 is an outlier</text:span></text:p>
      <text:p text:style-name="P1"/>
      <text:p text:style-name="P1"><text:tab/><text:span text:style-name="T13">10 15 10 20 15 15 25 50 15 20 25 15</text:span></text:p>
      <text:p text:style-name="P1">13<text:span text:style-name="T13">) Find quartiles</text:span></text:p>
      <text:p text:style-name="P1"><text:tab/><text:span text:style-name="T13">Q1=15 Q2=15 Q3=22.5</text:span></text:p>
      <text:p text:style-name="P1">15<text:span text:style-name="T13">) 5 num summary</text:span></text:p>
      <text:p text:style-name="P1"><text:tab/><text:span text:style-name="T13">ans to 13 plus min=10, max=50</text:span></text:p>
      <text:p text:style-name="P1">17<text:span text:style-name="T13">) is 50 an outliers</text:span></text:p>
      <text:p text:style-name="P1"><text:tab/><text:span text:style-name="T13">Outlier=22.5+7.5*1.5 &lt;50, 50 is an outlier</text:span></text:p>
      <text:p text:style-name="P1"/>
      <text:p text:style-name="P1"><text:tab/><text:span text:style-name="T13">75 81 82 70 60 59 94 77 68 98 86 68 85 72 70 91 78 86 41 67</text:span></text:p>
      <text:p text:style-name="P1">19<text:span text:style-name="T13">) quartiles</text:span></text:p>
      <text:p text:style-name="P1"><text:tab/><text:span text:style-name="T13">Q1=68 Q2=76 Q3=85.5 </text:span></text:p>
      <text:p text:style-name="P1">21<text:span text:style-name="T14">) five num summary</text:span></text:p>
      <text:p text:style-name="P1"><text:tab/><text:span text:style-name="T14">min=41 max 98</text:span></text:p>
      <text:p text:style-name="P1">23<text:span text:style-name="T14">) is 98 an outliers</text:span></text:p>
      <text:p text:style-name="P1"><text:tab/><text:span text:style-name="T14">85.5-68= 17.5 x1.5 +85.5; 98 not an outlier</text:span></text:p>
      <text:p text:style-name="P5">25<text:span text:style-name="T14">)</text:span></text:p>
      <text:p text:style-name="P5"><text:span text:style-name="T14"><text:tab/>a)identify shape of distribution</text:span></text:p>
      <text:p text:style-name="P5"><text:tab/><text:tab/><text:span text:style-name="T14">right skewed</text:span></text:p>
      <text:p text:style-name="P5"><text:tab/><text:span text:style-name="T14">b) use boxplot to find 5 num summary</text:span></text:p>
      <text:p text:style-name="P1"><text:tab/><text:tab/><text:span text:style-name="T14">min=0, q1=1, q2=3, q3=7.5, max=12</text:span></text:p>
      <text:p text:style-name="P1">27<text:span text:style-name="T14">)</text:span></text:p>
      <text:p text:style-name="P1"><text:tab/><text:span text:style-name="T14">a)identify shape of distribution </text:span></text:p>
      <text:p text:style-name="P1"><text:tab/><text:tab/><text:span text:style-name="T14">right skewed</text:span><text:tab/><text:tab/></text:p>
      <text:p text:style-name="P1"><text:tab/><text:span text:style-name="T14">b)us box plot to find 5 num sum</text:span></text:p>
      <text:p text:style-name="P1"><text:tab/><text:tab/><text:span text:style-name="T14">min5, q1=10, q2=15, q3=25, max=45</text:span></text:p>
      <text:p text:style-name="P1">29<text:span text:style-name="T14">)Which variable has greater variabilit accordingn to IQR</text:span></text:p>
      <text:p text:style-name="P1"><text:tab/><text:span text:style-name="T14">x according to IQR</text:span></text:p>
      <text:p text:style-name="P8"/>
      <text:p text:style-name="P1"><text:soft-page-break/>P.151 #1-7</text:p>
      <text:p text:style-name="P1">1) <text:span text:style-name="T15">When can't chebysheve be used?</text:span></text:p>
      <text:p text:style-name="P1"><text:tab/><text:span text:style-name="T15">When k is &lt;=1</text:span></text:p>
      <text:p text:style-name="P1">3) <text:span text:style-name="T15">True or False. The empirical rule is more precise than chebyshev</text:span></text:p>
      <text:p text:style-name="P1"><text:tab/><text:span text:style-name="T15">yea, but only for normal distri<text:tab/></text:span></text:p>
      <text:p text:style-name="P1">5) <text:span text:style-name="T15">a distribution with mean of 100 and sd of 10. not sure if bell shaped</text:span></text:p>
      <text:p text:style-name="P1"><text:tab/><text:span text:style-name="T15">a) data that falls between 80 and 120</text:span></text:p>
      <text:p text:style-name="P6"><text:tab/><text:tab/><text:span text:style-name="T15">(1-1/(k^2)) x 100%; 75%</text:span></text:p>
      <text:p text:style-name="P6"><text:span text:style-name="T15"><text:tab/>b) 70 and 130</text:span></text:p>
      <text:p text:style-name="P6"><text:span text:style-name="T15"><text:tab/><text:tab/>1-1/9 = <text:s/>89%</text:span></text:p>
      <text:p text:style-name="P1">7) <text:span text:style-name="T15">mean of 100 sd of 10. bell shaped</text:span></text:p>
      <text:p text:style-name="P1"><text:tab/><text:span text:style-name="T15">a) range of 95%</text:span></text:p>
      <text:p text:style-name="P1"><text:tab/><text:tab/><text:span text:style-name="T15">40</text:span></text:p>
      <text:p text:style-name="P1"><text:tab/><text:span text:style-name="T15">b) find 97.5</text:span><text:span text:style-name="T8">th</text:span><text:span text:style-name="T15"> percentile</text:span></text:p>
      <text:p text:style-name="P1"><text:tab/><text:tab/><text:span text:style-name="T15">120</text:span></text:p>
      <text:p text:style-name="P1"><text:span text:style-name="T15"><text:tab/>c) find 2.5th percentile</text:span></text:p>
      <text:p text:style-name="P1"><text:tab/><text:tab/><text:span text:style-name="T15">80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rocodoc-5Sfq6w-inv-f8" svg:font-family="crocodoc-5Sfq6w-inv-f8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to </meta:initial-creator>
    <meta:creation-date>2016-04-24T17:22:59.520595938</meta:creation-date>
    <dc:date>2016-04-24T19:51:31.780031326</dc:date>
    <dc:creator>otto </dc:creator>
    <meta:editing-duration>PT2H1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4" meta:paragraph-count="118" meta:word-count="725" meta:character-count="3806" meta:non-whitespace-character-count="3101"/>
  </office:meta>
</office:document-meta>
</file>